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008000000084D60FB4967481DFF.png" manifest:media-type="image/png"/>
  <manifest:file-entry manifest:full-path="Pictures/200000260000051D000003E63D9D46BD588B3268.svm" manifest:media-type=""/>
  <manifest:file-entry manifest:full-path="Pictures/2000002600000510000003E61AF27910425BBA49.svm" manifest:media-type="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5cm" fo:margin-left="2cm" table:align="left" table:border-model="collapsing"/>
    </style:style>
    <style:style style:name="Tableau3.A" style:family="table-column">
      <style:table-column-properties style:column-width="7.001cm"/>
    </style:style>
    <style:style style:name="Tableau3.B" style:family="table-column">
      <style:table-column-properties style:column-width="2cm"/>
    </style:style>
    <style:style style:name="Tableau3.E" style:family="table-column">
      <style:table-column-properties style:column-width="1.998cm"/>
    </style:style>
    <style:style style:name="Tableau3.A1" style:family="table-cell">
      <style:table-cell-properties fo:padding="0.101cm" fo:border-left="1pt solid #000000" fo:border-right="none" fo:border-top="1pt solid #000000" fo:border-bottom="1pt solid #000000"/>
    </style:style>
    <style:style style:name="Tableau3.E1" style:family="table-cell">
      <style:table-cell-properties fo:padding="0.101cm" fo:border="1pt solid #000000"/>
    </style:style>
    <style:style style:name="Tableau3.A2" style:family="table-cell">
      <style:table-cell-properties fo:padding="0.101cm" fo:border-left="1pt solid #000000" fo:border-right="none" fo:border-top="none" fo:border-bottom="1pt solid #000000"/>
    </style:style>
    <style:style style:name="Tableau3.E2" style:family="table-cell">
      <style:table-cell-properties fo:padding="0.101cm" fo:border-left="1pt solid #000000" fo:border-right="1pt solid #000000" fo:border-top="none" fo:border-bottom="1pt solid #000000"/>
    </style:style>
    <style:style style:name="Tableau4" style:family="table">
      <style:table-properties style:width="15cm" fo:margin-left="2cm" table:align="left" table:border-model="collapsing"/>
    </style:style>
    <style:style style:name="Tableau4.A" style:family="table-column">
      <style:table-column-properties style:column-width="7.001cm"/>
    </style:style>
    <style:style style:name="Tableau4.B" style:family="table-column">
      <style:table-column-properties style:column-width="2cm"/>
    </style:style>
    <style:style style:name="Tableau4.E" style:family="table-column">
      <style:table-column-properties style:column-width="1.998cm"/>
    </style:style>
    <style:style style:name="Tableau4.A1" style:family="table-cell">
      <style:table-cell-properties fo:padding="0.101cm" fo:border-left="1pt solid #000000" fo:border-right="none" fo:border-top="1pt solid #000000" fo:border-bottom="1pt solid #000000"/>
    </style:style>
    <style:style style:name="Tableau4.E1" style:family="table-cell">
      <style:table-cell-properties fo:padding="0.101cm" fo:border="1pt solid #000000"/>
    </style:style>
    <style:style style:name="Tableau4.A2" style:family="table-cell">
      <style:table-cell-properties fo:padding="0.101cm" fo:border-left="1pt solid #000000" fo:border-right="none" fo:border-top="none" fo:border-bottom="1pt solid #000000"/>
    </style:style>
    <style:style style:name="Tableau4.E2" style:family="table-cell">
      <style:table-cell-properties fo:padding="0.101cm" fo:border-left="1pt solid #000000" fo:border-right="1pt solid #000000" fo:border-top="none" fo:border-bottom="1pt solid #000000"/>
    </style:style>
    <style:style style:name="Tableau6" style:family="table">
      <style:table-properties style:width="11cm" table:align="left"/>
    </style:style>
    <style:style style:name="Tableau6.A" style:family="table-column">
      <style:table-column-properties style:column-width="7.001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1.998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1cm" table:align="left"/>
    </style:style>
    <style:style style:name="Tableau7.A" style:family="table-column">
      <style:table-column-properties style:column-width="7.0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1.998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8" style:family="table">
      <style:table-properties style:width="11.587cm" table:align="left"/>
    </style:style>
    <style:style style:name="Tableau8.A" style:family="table-column">
      <style:table-column-properties style:column-width="5.925cm"/>
    </style:style>
    <style:style style:name="Tableau8.B" style:family="table-column">
      <style:table-column-properties style:column-width="1.887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D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D2" style:family="table-cell">
      <style:table-cell-properties fo:padding="0.097cm" fo:border-left="1pt solid #000000" fo:border-right="1pt solid #000000" fo:border-top="none" fo:border-bottom="1pt solid #000000"/>
    </style:style>
    <style:style style:name="Tableau10" style:family="table">
      <style:table-properties style:width="11cm" table:align="left"/>
    </style:style>
    <style:style style:name="Tableau10.A" style:family="table-column">
      <style:table-column-properties style:column-width="7.001cm"/>
    </style:style>
    <style:style style:name="Tableau10.B" style:family="table-column">
      <style:table-column-properties style:column-width="2cm"/>
    </style:style>
    <style:style style:name="Tableau10.C" style:family="table-column">
      <style:table-column-properties style:column-width="1.99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-left="1pt solid #000000" fo:border-right="none" fo:border-top="1pt solid #000000" fo:border-bottom="1pt solid #000000"/>
    </style:style>
    <style:style style:name="Tableau10.B1" style:family="table-cell" style:data-style-name="N0">
      <style:table-cell-properties fo:padding="0.097cm" fo:border-left="1pt solid #000000" fo:border-right="none" fo:border-top="1pt solid #000000" fo:border-bottom="1pt solid #000000"/>
    </style:style>
    <style:style style:name="Tableau10.C1" style:family="table-cell">
      <style:table-cell-properties fo:padding="0.097cm" fo:border="1pt solid #000000"/>
    </style:style>
    <style:style style:name="Tableau10.A2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 style:data-style-name="N0">
      <style:table-cell-properties fo:padding="0.097cm" fo:border-left="1pt solid #000000" fo:border-right="none" fo:border-top="none" fo:border-bottom="1pt solid #000000"/>
    </style:style>
    <style:style style:name="Tableau10.C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1cm" table:align="left"/>
    </style:style>
    <style:style style:name="Tableau1.A" style:family="table-column">
      <style:table-column-properties style:column-width="7.001cm"/>
    </style:style>
    <style:style style:name="Tableau1.B" style:family="table-column">
      <style:table-column-properties style:column-width="2cm"/>
    </style:style>
    <style:style style:name="Tableau1.C" style:family="table-column">
      <style:table-column-properties style:column-width="1.998cm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1cm" table:align="left"/>
    </style:style>
    <style:style style:name="Tableau2.A" style:family="table-column">
      <style:table-column-properties style:column-width="7.001cm"/>
    </style:style>
    <style:style style:name="Tableau2.B" style:family="table-column">
      <style:table-column-properties style:column-width="2cm"/>
    </style:style>
    <style:style style:name="Tableau2.C" style:family="table-column">
      <style:table-column-properties style:column-width="1.998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 style:data-style-name="N0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1cm" table:align="left"/>
    </style:style>
    <style:style style:name="Tableau5.A" style:family="table-column">
      <style:table-column-properties style:column-width="7.001cm"/>
    </style:style>
    <style:style style:name="Tableau5.B" style:family="table-column">
      <style:table-column-properties style:column-width="2cm"/>
    </style:style>
    <style:style style:name="Tableau5.C" style:family="table-column">
      <style:table-column-properties style:column-width="1.998cm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C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3dfe"/>
    </style:style>
    <style:style style:name="P3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officeooo:rsid="000fe60c" officeooo:paragraph-rsid="00103dfe"/>
    </style:style>
    <style:style style:name="P6" style:family="paragraph" style:parent-style-name="Table_20_Contents">
      <style:text-properties officeooo:paragraph-rsid="00103dfe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officeooo:paragraph-rsid="00103df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tyle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0fe60c" officeooo:paragraph-rsid="00103df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13a5ab" style:font-weight-asian="bold" style:font-weight-complex="bold"/>
    </style:style>
    <style:style style:name="P16" style:family="paragraph" style:parent-style-name="Standard">
      <style:text-properties fo:background-color="#cccccc"/>
    </style:style>
    <style:style style:name="P17" style:family="paragraph" style:parent-style-name="Standard">
      <style:text-properties officeooo:paragraph-rsid="00103dfe"/>
    </style:style>
    <style:style style:name="P18" style:family="paragraph" style:parent-style-name="Standard">
      <style:text-properties fo:font-size="18pt" style:font-size-asian="15.75pt" style:font-size-complex="18pt"/>
    </style:style>
    <style:style style:name="P19" style:family="paragraph" style:parent-style-name="Standard">
      <style:text-properties officeooo:paragraph-rsid="0019133a"/>
    </style:style>
    <style:style style:name="P20" style:family="paragraph" style:parent-style-name="Standard">
      <style:text-properties officeooo:rsid="001a5f34" officeooo:paragraph-rsid="001a5f34"/>
    </style:style>
    <style:style style:name="P21" style:family="paragraph" style:parent-style-name="Standard">
      <style:text-properties officeooo:paragraph-rsid="001a5f34"/>
    </style:style>
    <style:style style:name="P22" style:family="paragraph" style:parent-style-name="Standard">
      <style:text-properties officeooo:rsid="001a7fbc" officeooo:paragraph-rsid="001a7fbc"/>
    </style:style>
    <style:style style:name="P23" style:family="paragraph" style:parent-style-name="Standard">
      <style:text-properties style:font-name="Times New Roman"/>
    </style:style>
    <style:style style:name="P24" style:family="paragraph" style:parent-style-name="Standard">
      <style:text-properties officeooo:rsid="001edd5b" officeooo:paragraph-rsid="001edd5b"/>
    </style:style>
    <style:style style:name="P25" style:family="paragraph" style:parent-style-name="Standard">
      <style:text-properties officeooo:rsid="001f6d58" officeooo:paragraph-rsid="001f6d58"/>
    </style:style>
    <style:style style:name="P26" style:family="paragraph" style:parent-style-name="Standard">
      <style:text-properties officeooo:rsid="001f7e29" officeooo:paragraph-rsid="001f7e29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break-before="column"/>
      <style:text-properties fo:font-style="normal" style:font-style-asian="normal" style:font-style-complex="normal"/>
    </style:style>
    <style:style style:name="P29" style:family="paragraph" style:parent-style-name="tfCours">
      <style:paragraph-properties fo:text-align="center" style:justify-single-word="false"/>
    </style:style>
    <style:style style:name="P30" style:family="paragraph" style:parent-style-name="Standard" style:list-style-name="tfPuce"/>
    <style:style style:name="P31" style:family="paragraph" style:parent-style-name="tfTitre_20_I_29_">
      <style:paragraph-properties fo:break-before="page"/>
    </style:style>
    <style:style style:name="P32" style:family="paragraph" style:parent-style-name="tfTitre_20_I_29_" style:master-page-name="Right_20_Page">
      <style:paragraph-properties style:page-number="auto"/>
    </style:style>
    <style:style style:name="P33" style:family="paragraph" style:parent-style-name="tfTitre_20_1_29_">
      <style:paragraph-properties fo:break-before="page"/>
    </style:style>
    <style:style style:name="P34" style:family="paragraph" style:parent-style-name="tfTitre_20_1_29_">
      <style:paragraph-properties fo:break-before="page"/>
      <style:text-properties officeooo:rsid="0019133a" officeooo:paragraph-rsid="0019133a"/>
    </style:style>
    <style:style style:name="P35" style:family="paragraph" style:parent-style-name="tfTitre_20_1_29_" style:master-page-name="Right_20_Page">
      <style:paragraph-properties style:page-number="auto"/>
    </style:style>
    <style:style style:name="P36" style:family="paragraph" style:parent-style-name="tfTitre_20_Chapitre" style:master-page-name="Right_20_Page">
      <style:paragraph-properties style:page-number="auto"/>
    </style:style>
    <style:style style:name="P37" style:family="paragraph">
      <loext:graphic-properties draw:fill="solid" draw:fill-color="#cccccc"/>
      <style:text-properties fo:font-size="18pt" style:font-size-asian="18pt" style:font-size-complex="18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text-properties fo:font-size="18pt" style:font-size-asian="18pt" style:font-size-complex="18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-color="#ffffff" draw:opacity="10%"/>
      <style:paragraph-properties fo:text-align="center"/>
      <style:text-properties fo:font-size="12pt"/>
    </style:style>
    <style:style style:name="P44" style:family="paragraph">
      <loext:graphic-properties draw:fill-color="#ffffff" draw:opacity="10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4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loext:graphic-properties draw:fill="bitmap" draw:fill-color="#ffffff" draw:fill-image-name="Empty"/>
      <style:paragraph-properties fo:text-align="center"/>
      <style:text-properties fo:font-size="18pt" style:font-size-asian="18pt" style:font-size-complex="18pt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5f34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officeooo:rsid="001a5f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7e29"/>
    </style:style>
    <style:style style:name="T10" style:family="text">
      <style:text-properties officeooo:rsid="00200575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font-name="Times New Roman1"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imes New Roman" fo:font-size="18pt" style:font-name-asian="Lucida Sans Unicode" style:font-size-asian="18pt" style:font-name-complex="Tahoma" style:font-size-complex="18pt"/>
    </style:style>
    <style:style style:name="T17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#99cc99" style:background-transparency="0%" draw:fill="solid" draw:fill-color="#99cc99" draw:opacity="100%" fo:padding="0cm" fo:border="none" style:shadow="none" draw:shadow-opacity="100%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4.6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4.598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5" style:family="graphic">
      <style:graphic-properties draw:stroke="none" svg:stroke-color="#000000" draw:fill="none" draw:fill-color="#ffffff" fo:min-height="0.732cm" style:run-through="foreground"/>
    </style:style>
    <style:style style:name="gr6" style:family="graphic">
      <style:graphic-properties draw:stroke="none" svg:stroke-color="#000000" draw:fill="solid" draw:fill-color="#cccccc" fo:min-height="2.92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4.38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9cm" svg:stroke-color="#000000" draw:marker-start-width="0.18cm" draw:marker-start-center="false" draw:marker-end="Arrow" draw:marker-end-width="0.199cm" draw:marker-end-center="false" draw:fill="solid" draw:fill-color="#cfe7e5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1" style:family="graphic">
      <style:graphic-properties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12" style:family="graphic">
      <style:graphic-properties draw:stroke="none" svg:stroke-color="#000000" draw:fill="none" draw:fill-color="#ffffff" fo:min-height="0.863cm" style:run-through="foreground"/>
    </style:style>
    <style:style style:name="gr13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cccccc" fo:min-height="2.487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85cm" fo:min-width="0.46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-width="0.03cm" draw:marker-start-center="false" draw:marker-end="Arrow" draw:marker-end-width="0.13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Arrow" draw:marker-start-width="0.131cm" draw:marker-start-center="false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85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83cm" fo:min-width="0.47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85cm" fo:min-width="0.24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407cm" fo:min-width="1.67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407cm" fo:min-width="1.09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732cm" fo:min-width="1.22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71cm" fo:min-width="0.68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71cm" fo:min-width="0.4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471cm" fo:min-width="0.33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407cm" fo:min-width="1.81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407cm" fo:min-width="1.83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732cm" fo:min-width="1.27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2" style:family="graphic">
      <style:graphic-properties svg:stroke-width="0.049cm" draw:marker-start-width="0.344cm" draw:marker-end-width="0.344cm" draw:marker-end-center="false" svg:stroke-linecap="round" draw:textarea-horizontal-align="center" draw:textarea-vertical-align="middle" fo:padding-top="0.025cm" fo:padding-bottom="0.025cm" fo:padding-left="0.025cm" fo:padding-right="0.025cm" style:run-through="foreground"/>
    </style:style>
    <style:style style:name="gr33" style:family="graphic">
      <style:graphic-properties svg:stroke-width="0.049cm" draw:marker-start="Arrow" draw:marker-start-width="0.344cm" draw:marker-end-width="0.344cm" draw:marker-end-center="false" svg:stroke-linecap="round" draw:textarea-horizontal-align="center" draw:textarea-vertical-align="middle" fo:padding-top="0.025cm" fo:padding-bottom="0.025cm" fo:padding-left="0.025cm" fo:padding-right="0.025cm" style:run-through="foreground"/>
    </style:style>
    <style:style style:name="gr34" style:family="graphic">
      <style:graphic-properties draw:stroke="none" svg:stroke-color="#000000" draw:fill="bitmap" draw:fill-color="#ffffff" draw:fill-image-name="Empty" fo:min-height="0.732cm" style:run-through="foreground"/>
    </style:style>
    <style:style style:name="gr35" style:family="graphic">
      <style:graphic-properties draw:stroke="solid" svg:stroke-width="0.049cm" svg:stroke-color="#000000" draw:marker-start="" draw:marker-start-width="0.42cm" draw:marker-start-center="false" draw:marker-end="Arrow" draw:marker-end-width="0.199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7" style:family="graphic">
      <style:graphic-properties draw:stroke="none" svg:stroke-color="#000000" draw:fill="solid" draw:fill-color="#cccccc" fo:min-height="3.65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oportionnalité</text:p>
      <text:p text:style-name="Standard"/>
      <text:p text:style-name="P27"/>
      <text:list xml:id="list267799823" text:style-name="tfNum_20_I_29_">
        <text:list-item>
          <text:p text:style-name="tfTitre_20_I_29_">Reconnaître deux grandeurs proportionnelles</text:p>
        </text:list-item>
      </text:list>
      <text:p text:style-name="Standard"/>
      <text:list xml:id="list2032962245" text:style-name="tfNum_20_1_29_">
        <text:list-item>
          <text:p text:style-name="tfTitre_20_1_29_">Définition</text:p>
        </text:list-item>
      </text:list>
      <text:p text:style-name="tfCours">Deux grandeurs sont proportionnelles lorsque les valeurs de l'une peuvent être obtenues en multipliant les valeurs de l'autre par un nombre fixe appelé <text:span text:style-name="T1">coefficient de proportionnalité</text:span>.</text:p>
      <text:p text:style-name="P16"/>
      <text:p text:style-name="Standard"><text:span text:style-name="T1">Ex :</text:span> Les grandeurs suivantes sont-elles proportionnelles ?</text:p>
      <text:list xml:id="list486424135" text:style-name="tfPuce">
        <text:list-item>
          <text:p text:style-name="P30">Le nombre de pièces de 1 € et la hauteur de la pile formée</text:p>
        </text:list-item>
        <text:list-item>
          <text:p text:style-name="P30">La durée d'ouverture du robinet et le volume d'eau qui a coulé</text:p>
        </text:list-item>
        <text:list-item>
          <text:p text:style-name="P30">L'âge d'un homme et sa taille</text:p>
        </text:list-item>
      </text:list>
      <text:p text:style-name="Standard"/>
      <text:p text:style-name="P7"/>
      <text:list xml:id="list173752141249731" text:continue-list="list2032962245" text:style-name="tfNum_20_1_29_">
        <text:list-item>
          <text:p text:style-name="P33">Tableau de proportionnalité</text:p>
        </text:list-item>
      </text:list>
      <text:p text:style-name="P7"><text:span text:style-name="T1">Ex 1 :</text:span> Voici le prix de l'essence en fonction du volume dans une station service.</text:p>
      <text:p text:style-name="P7"><draw:rect text:anchor-type="paragraph" draw:z-index="11" draw:style-name="gr13" draw:text-style-name="P43" svg:width="1.26cm" svg:height="2.042cm" svg:x="17.805cm" svg:y="0.714cm"><text:p/></draw:rect></text:p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p text:style-name="Table_20_Contents"><draw:g text:anchor-type="paragraph" draw:z-index="5" draw:style-name="gr3"><draw:path draw:style-name="gr4" draw:text-style-name="P38" svg:width="0.493cm" svg:height="0.833cm" svg:x="15.029cm" svg:y="0.426cm" svg:viewBox="0 0 494 834" svg:d="M0 0c201 0 496 132 494 397s-239 437-494 437"><text:p/></draw:path><draw:frame draw:style-name="gr5" draw:text-style-name="P39" svg:width="1.26cm" svg:height="0.733cm" svg:x="15.704cm" svg:y="0.399cm"><draw:text-box><text:p><text:span text:style-name="T14">×1,3</text:span></text:p></draw:text-box></draw:frame></draw:g>Volume d'essence (L)</text:p>
          </table:table-cell>
          <table:table-cell table:style-name="Tableau3.A1" office:value-type="string">
            <text:p text:style-name="P1">5</text:p>
          </table:table-cell>
          <table:table-cell table:style-name="Tableau3.A1" office:value-type="string">
            <text:p text:style-name="P1">20</text:p>
          </table:table-cell>
          <table:table-cell table:style-name="Tableau3.A1" office:value-type="string">
            <text:p text:style-name="P1">30</text:p>
          </table:table-cell>
          <table:table-cell table:style-name="Tableau3.E1" office:value-type="string">
            <text:p text:style-name="P1">50</text:p>
          </table:table-cell>
        </table:table-row>
        <table:table-row>
          <table:table-cell table:style-name="Tableau3.A2" office:value-type="string">
            <text:p text:style-name="Table_20_Contents">Prix (€)</text:p>
          </table:table-cell>
          <table:table-cell table:style-name="Tableau3.A2" office:value-type="string">
            <text:p text:style-name="P1">6,5</text:p>
          </table:table-cell>
          <table:table-cell table:style-name="Tableau3.A2" office:value-type="string">
            <text:p text:style-name="P1">26</text:p>
          </table:table-cell>
          <table:table-cell table:style-name="Tableau3.A2" office:value-type="string">
            <text:p text:style-name="P1">39</text:p>
          </table:table-cell>
          <table:table-cell table:style-name="Tableau3.E2" office:value-type="string">
            <text:p text:style-name="P1">65</text:p>
          </table:table-cell>
        </table:table-row>
      </table:table>
      <text:p text:style-name="P7"/>
      <text:p text:style-name="Standard">On remarque que <draw:frame draw:style-name="fr1" draw:name="Objet3" text:anchor-type="as-char" svg:y="-0.931cm" svg:width="6.371cm" svg:height="1.505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Standard">Le prix payé est proportionnel au volume d'essence.</text:p>
      <text:p text:style-name="Standard">Le <text:span text:style-name="T2">tableau ci-dessus est un tableau de proportionnalité</text:span> et le coefficient de proportionnalité est : <text:s text:c="2"/><text:span text:style-name="tfMasqué">1,3</text:span> <text:s/>€/L</text:p>
      <text:p text:style-name="Standard"/>
      <text:p text:style-name="Standard"/>
      <text:p text:style-name="P28"><text:span text:style-name="T1">Ex 2 :</text:span> Voici la distance parcourue par un marcheur en fonction du temps lors d'une balade en montagne.</text:p>
      <text:p text:style-name="P7"/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row>
          <table:table-cell table:style-name="Tableau4.A1" office:value-type="string">
            <text:p text:style-name="Table_20_Contents">Temps (min)</text:p>
          </table:table-cell>
          <table:table-cell table:style-name="Tableau4.A1" office:value-type="string">
            <text:p text:style-name="P1">3</text:p>
          </table:table-cell>
          <table:table-cell table:style-name="Tableau4.A1" office:value-type="string">
            <text:p text:style-name="P1">5</text:p>
          </table:table-cell>
          <table:table-cell table:style-name="Tableau4.A1" office:value-type="string">
            <text:p text:style-name="P1">12</text:p>
          </table:table-cell>
          <table:table-cell table:style-name="Tableau4.E1" office:value-type="string">
            <text:p text:style-name="P1">25</text:p>
          </table:table-cell>
        </table:table-row>
        <table:table-row>
          <table:table-cell table:style-name="Tableau4.A2" office:value-type="string">
            <text:p text:style-name="Table_20_Contents">Distance (m)</text:p>
          </table:table-cell>
          <table:table-cell table:style-name="Tableau4.A2" office:value-type="string">
            <text:p text:style-name="P1">100</text:p>
          </table:table-cell>
          <table:table-cell table:style-name="Tableau4.A2" office:value-type="string">
            <text:p text:style-name="P1">150</text:p>
          </table:table-cell>
          <table:table-cell table:style-name="Tableau4.A2" office:value-type="string">
            <text:p text:style-name="P1">300</text:p>
          </table:table-cell>
          <table:table-cell table:style-name="Tableau4.E2" office:value-type="string">
            <text:p text:style-name="P1">400</text:p>
          </table:table-cell>
        </table:table-row>
      </table:table>
      <text:p text:style-name="P7"/>
      <text:p text:style-name="P7">On remarque que <draw:frame draw:style-name="fr1" draw:name="Objet4" text:anchor-type="as-char" svg:y="-0.931cm" svg:width="2.903cm" svg:height="1.505cm" draw:z-index="34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7">La distance parcourue n'est pas ici proportionnelle au temps de marche.</text:p>
      <text:p text:style-name="P7">Le tableau ci-dessus n'est pas un tableau de proportionnalité.</text:p>
      <text:p text:style-name="P7"/>
      <text:p text:style-name="P7"><draw:frame text:anchor-type="paragraph" draw:z-index="6" draw:style-name="gr6" draw:text-style-name="P37" svg:width="6.141cm" svg:height="2.924cm" svg:x="12.859cm" svg:y="1.907cm"><draw:text-box><text:p><text:span text:style-name="T11">Sans calculatrice :</text:span></text:p><text:p><text:span text:style-name="T12">p122: 4, 5</text:span></text:p><text:p><text:span text:style-name="T12">p123: 6, 7, 9, 10</text:span></text:p><text:p><text:span text:style-name="T12">p130: 68</text:span></text:p></draw:text-box></draw:frame></text:p>
      <text:list xml:id="list173752876537834" text:continue-numbering="true" text:style-name="tfNum_20_1_29_">
        <text:list-item>
          <text:p text:style-name="P35">Graphique</text:p>
        </text:list-item>
      </text:list>
      <text:p text:style-name="P7">Représentons les données ci-dessus par des graphiques :</text:p>
      <text:p text:style-name="P10"/>
      <text:p text:style-name="P13"><draw:g text:anchor-type="as-char" draw:z-index="15" draw:style-name="gr15"><draw:frame draw:style-name="gr16" draw:text-style-name="P45" svg:width="0.569cm" svg:height="0.585cm" svg:x="0cm" svg:y="4.972cm"><draw:text-box><text:p text:style-name="P40"><text:span text:style-name="T17">10</text:span></text:p></draw:text-box></draw:frame><draw:line draw:style-name="gr17" draw:text-style-name="P46" svg:x1="0.72cm" svg:y1="5.976cm" svg:x2="6.834cm" svg:y2="5.976cm"><text:p/></draw:line><draw:line draw:style-name="gr18" draw:text-style-name="P46" svg:x1="0.72cm" svg:y1="0.979cm" svg:x2="0.72cm" svg:y2="5.972cm"><text:p/></draw:line><draw:line draw:style-name="gr19" draw:text-style-name="P46" svg:x1="1.874cm" svg:y1="5.886cm" svg:x2="1.874cm" svg:y2="6.066cm"><text:p/></draw:line><draw:line draw:style-name="gr19" draw:text-style-name="P46" svg:x1="0.632cm" svg:y1="5.24cm" svg:x2="0.806cm" svg:y2="5.24cm"><text:p/></draw:line><draw:line draw:style-name="gr19" draw:text-style-name="P46" svg:x1="3.026cm" svg:y1="5.886cm" svg:x2="3.026cm" svg:y2="6.066cm"><text:p/></draw:line><draw:line draw:style-name="gr19" draw:text-style-name="P46" svg:x1="4.179cm" svg:y1="5.886cm" svg:x2="4.179cm" svg:y2="6.066cm"><text:p/></draw:line><draw:line draw:style-name="gr19" draw:text-style-name="P46" svg:x1="5.333cm" svg:y1="5.886cm" svg:x2="5.333cm" svg:y2="6.066cm"><text:p/></draw:line><draw:line draw:style-name="gr19" draw:text-style-name="P46" svg:x1="6.487cm" svg:y1="5.886cm" svg:x2="6.487cm" svg:y2="6.066cm"><text:p/></draw:line><draw:line draw:style-name="gr19" draw:text-style-name="P46" svg:x1="0.632cm" svg:y1="4.505cm" svg:x2="0.806cm" svg:y2="4.505cm"><text:p/></draw:line><draw:line draw:style-name="gr19" draw:text-style-name="P46" svg:x1="0.632cm" svg:y1="3.773cm" svg:x2="0.806cm" svg:y2="3.773cm"><text:p/></draw:line><draw:line draw:style-name="gr19" draw:text-style-name="P46" svg:x1="0.632cm" svg:y1="3.036cm" svg:x2="0.806cm" svg:y2="3.036cm"><text:p/></draw:line><draw:line draw:style-name="gr19" draw:text-style-name="P46" svg:x1="0.632cm" svg:y1="2.301cm" svg:x2="0.806cm" svg:y2="2.301cm"><text:p/></draw:line><draw:line draw:style-name="gr19" draw:text-style-name="P46" svg:x1="0.632cm" svg:y1="1.568cm" svg:x2="0.806cm" svg:y2="1.568cm"><text:p/></draw:line><draw:line draw:style-name="gr19" draw:text-style-name="P46" svg:x1="1.146cm" svg:y1="5.495cm" svg:x2="1.446cm" svg:y2="5.495cm"><text:p/></draw:line><draw:line draw:style-name="gr19" draw:text-style-name="P46" svg:x1="1.298cm" svg:y1="5.344cm" svg:x2="1.298cm" svg:y2="5.644cm"><text:p/></draw:line><draw:line draw:style-name="gr19" draw:text-style-name="P46" svg:x1="2.877cm" svg:y1="4.057cm" svg:x2="3.177cm" svg:y2="4.057cm"><text:p/></draw:line><draw:line draw:style-name="gr19" draw:text-style-name="P46" svg:x1="3.026cm" svg:y1="3.922cm" svg:x2="3.026cm" svg:y2="4.222cm"><text:p/></draw:line><draw:line draw:style-name="gr19" draw:text-style-name="P46" svg:x1="4.03cm" svg:y1="3.102cm" svg:x2="4.33cm" svg:y2="3.102cm"><text:p/></draw:line><draw:line draw:style-name="gr19" draw:text-style-name="P46" svg:x1="4.179cm" svg:y1="2.969cm" svg:x2="4.179cm" svg:y2="3.269cm"><text:p/></draw:line><draw:line draw:style-name="gr19" draw:text-style-name="P46" svg:x1="6.338cm" svg:y1="1.203cm" svg:x2="6.638cm" svg:y2="1.203cm"><text:p/></draw:line><draw:line draw:style-name="gr19" draw:text-style-name="P46" svg:x1="6.486cm" svg:y1="1.046cm" svg:x2="6.486cm" svg:y2="1.346cm"><text:p/></draw:line><draw:line draw:style-name="gr19" draw:text-style-name="P46" svg:x1="6.747cm" svg:y1="0.979cm" svg:x2="0.714cm" svg:y2="5.972cm"><text:p/></draw:line><draw:frame draw:style-name="gr20" draw:text-style-name="P45" svg:width="0.571cm" svg:height="0.585cm" svg:x="0.002cm" svg:y="4.235cm"><draw:text-box><text:p text:style-name="P40"><text:span text:style-name="T17">20</text:span></text:p></draw:text-box></draw:frame><draw:frame draw:style-name="gr21" draw:text-style-name="P45" svg:width="0.571cm" svg:height="0.583cm" svg:x="0.002cm" svg:y="3.501cm"><draw:text-box><text:p text:style-name="P40"><text:span text:style-name="T17">30</text:span></text:p></draw:text-box></draw:frame><draw:frame draw:style-name="gr21" draw:text-style-name="P45" svg:width="0.571cm" svg:height="0.583cm" svg:x="0.002cm" svg:y="2.766cm"><draw:text-box><text:p text:style-name="P40"><text:span text:style-name="T17">40</text:span></text:p></draw:text-box></draw:frame><draw:frame draw:style-name="gr20" draw:text-style-name="P45" svg:width="0.571cm" svg:height="0.585cm" svg:x="0.002cm" svg:y="2.03cm"><draw:text-box><text:p text:style-name="P40"><text:span text:style-name="T17">50</text:span></text:p></draw:text-box></draw:frame><draw:frame draw:style-name="gr20" draw:text-style-name="P45" svg:width="0.571cm" svg:height="0.585cm" svg:x="0.002cm" svg:y="1.293cm"><draw:text-box><text:p text:style-name="P40"><text:span text:style-name="T17">60</text:span></text:p></draw:text-box></draw:frame><draw:frame draw:style-name="gr22" draw:text-style-name="P45" svg:width="0.345cm" svg:height="0.585cm" svg:x="0.347cm" svg:y="5.923cm"><draw:text-box><text:p text:style-name="P40"><text:span text:style-name="T17">0</text:span></text:p></draw:text-box></draw:frame><draw:frame draw:style-name="gr21" draw:text-style-name="P45" svg:width="0.571cm" svg:height="0.583cm" svg:x="1.612cm" svg:y="5.997cm"><draw:text-box><text:p text:style-name="P40"><text:span text:style-name="T17">10</text:span></text:p></draw:text-box></draw:frame><draw:frame draw:style-name="gr21" draw:text-style-name="P45" svg:width="0.571cm" svg:height="0.583cm" svg:x="2.764cm" svg:y="5.997cm"><draw:text-box><text:p text:style-name="P40"><text:span text:style-name="T17">20</text:span></text:p></draw:text-box></draw:frame><draw:frame draw:style-name="gr21" draw:text-style-name="P45" svg:width="0.571cm" svg:height="0.583cm" svg:x="3.918cm" svg:y="5.997cm"><draw:text-box><text:p text:style-name="P40"><text:span text:style-name="T17">30</text:span></text:p></draw:text-box></draw:frame><draw:frame draw:style-name="gr21" draw:text-style-name="P45" svg:width="0.571cm" svg:height="0.583cm" svg:x="5.068cm" svg:y="5.997cm"><draw:text-box><text:p text:style-name="P40"><text:span text:style-name="T17">40</text:span></text:p></draw:text-box></draw:frame><draw:frame draw:style-name="gr21" draw:text-style-name="P45" svg:width="0.571cm" svg:height="0.583cm" svg:x="6.219cm" svg:y="5.997cm"><draw:text-box><text:p text:style-name="P40"><text:span text:style-name="T17">50</text:span></text:p></draw:text-box></draw:frame><draw:frame draw:style-name="gr23" draw:text-style-name="P47" svg:width="1.779cm" svg:height="0.507cm" svg:x="6.981cm" svg:y="5.72cm"><draw:text-box><text:p text:style-name="P40"><text:span text:style-name="T18">Essence (L)</text:span></text:p></draw:text-box></draw:frame><draw:frame draw:style-name="gr24" draw:text-style-name="P47" svg:width="1.191cm" svg:height="0.507cm" svg:x="0.15cm" svg:y="0.399cm"><draw:text-box><text:p text:style-name="P40"><text:span text:style-name="T18">Prix (€)</text:span></text:p></draw:text-box></draw:frame><draw:frame draw:style-name="gr25" draw:text-style-name="P48" svg:width="1.32cm" svg:height="0.832cm" svg:x="3.228cm" svg:y="0cm"><draw:text-box><text:p text:style-name="P40"><text:span text:style-name="T19">Ex 1</text:span></text:p></draw:text-box></draw:frame></draw:g> <text:s text:c="5"/><draw:g text:anchor-type="as-char" draw:z-index="16" draw:style-name="gr15"><draw:line draw:style-name="gr17" draw:text-style-name="P46" svg:x1="0.939cm" svg:y1="5.955cm" svg:x2="6.956cm" svg:y2="5.955cm"><text:p/></draw:line><draw:line draw:style-name="gr18" draw:text-style-name="P46" svg:x1="0.947cm" svg:y1="1.055cm" svg:x2="0.947cm" svg:y2="5.973cm"><text:p/></draw:line><draw:line draw:style-name="gr19" draw:text-style-name="P46" svg:x1="3.289cm" svg:y1="5.874cm" svg:x2="3.289cm" svg:y2="6.043cm"><text:p/></draw:line><draw:line draw:style-name="gr19" draw:text-style-name="P46" svg:x1="0.863cm" svg:y1="4.847cm" svg:x2="1.033cm" svg:y2="4.847cm"><text:p/></draw:line><draw:frame draw:style-name="gr26" draw:text-style-name="P45" svg:width="0.78cm" svg:height="0.571cm" svg:x="0.032cm" svg:y="4.602cm"><draw:text-box><text:p text:style-name="P40"><text:span text:style-name="T17">100</text:span></text:p></draw:text-box></draw:frame><draw:line draw:style-name="gr19" draw:text-style-name="P46" svg:x1="5.632cm" svg:y1="5.874cm" svg:x2="5.632cm" svg:y2="6.043cm"><text:p/></draw:line><draw:line draw:style-name="gr19" draw:text-style-name="P46" svg:x1="0.863cm" svg:y1="3.739cm" svg:x2="1.033cm" svg:y2="3.739cm"><text:p/></draw:line><draw:line draw:style-name="gr19" draw:text-style-name="P46" svg:x1="0.863cm" svg:y1="2.623cm" svg:x2="1.033cm" svg:y2="2.623cm"><text:p/></draw:line><draw:line draw:style-name="gr19" draw:text-style-name="P46" svg:x1="0.863cm" svg:y1="1.516cm" svg:x2="1.033cm" svg:y2="1.516cm"><text:p/></draw:line><draw:line draw:style-name="gr19" draw:text-style-name="P46" svg:x1="1.504cm" svg:y1="4.852cm" svg:x2="1.804cm" svg:y2="4.852cm"><text:p/></draw:line><draw:line draw:style-name="gr19" draw:text-style-name="P46" svg:x1="1.653cm" svg:y1="4.695cm" svg:x2="1.653cm" svg:y2="4.995cm"><text:p/></draw:line><draw:line draw:style-name="gr19" draw:text-style-name="P46" svg:x1="1.956cm" svg:y1="4.297cm" svg:x2="2.256cm" svg:y2="4.297cm"><text:p/></draw:line><draw:line draw:style-name="gr19" draw:text-style-name="P46" svg:x1="2.105cm" svg:y1="4.147cm" svg:x2="2.105cm" svg:y2="4.447cm"><text:p/></draw:line><draw:line draw:style-name="gr19" draw:text-style-name="P46" svg:x1="3.618cm" svg:y1="2.628cm" svg:x2="3.918cm" svg:y2="2.628cm"><text:p/></draw:line><draw:line draw:style-name="gr19" draw:text-style-name="P46" svg:x1="3.769cm" svg:y1="2.478cm" svg:x2="3.769cm" svg:y2="2.778cm"><text:p/></draw:line><draw:line draw:style-name="gr19" draw:text-style-name="P46" svg:x1="6.637cm" svg:y1="1.52cm" svg:x2="6.937cm" svg:y2="1.52cm"><text:p/></draw:line><draw:line draw:style-name="gr19" draw:text-style-name="P46" svg:x1="6.788cm" svg:y1="1.363cm" svg:x2="6.788cm" svg:y2="1.663cm"><text:p/></draw:line><draw:polyline draw:style-name="gr19" draw:text-style-name="P46" svg:width="5.84cm" svg:height="4.441cm" svg:x="0.946cm" svg:y="1.513cm" svg:viewBox="0 0 5841 4442" draw:points="0,4442 706,3331 1158,2786 2823,1112 5841,0"><text:p/></draw:polyline><draw:frame draw:style-name="gr26" draw:text-style-name="P45" svg:width="0.78cm" svg:height="0.571cm" svg:x="0.034cm" svg:y="1.259cm"><draw:text-box><text:p text:style-name="P40"><text:span text:style-name="T17">400</text:span></text:p></draw:text-box></draw:frame><draw:frame draw:style-name="gr26" draw:text-style-name="P45" svg:width="0.78cm" svg:height="0.571cm" svg:x="0.034cm" svg:y="2.371cm"><draw:text-box><text:p text:style-name="P40"><text:span text:style-name="T17">300</text:span></text:p></draw:text-box></draw:frame><draw:frame draw:style-name="gr26" draw:text-style-name="P45" svg:width="0.78cm" svg:height="0.571cm" svg:x="0.034cm" svg:y="3.484cm"><draw:text-box><text:p text:style-name="P40"><text:span text:style-name="T17">200</text:span></text:p></draw:text-box></draw:frame><draw:frame draw:style-name="gr27" draw:text-style-name="P45" svg:width="0.556cm" svg:height="0.571cm" svg:x="3.03cm" svg:y="6.031cm"><draw:text-box><text:p text:style-name="P40"><text:span text:style-name="T17">10</text:span></text:p></draw:text-box></draw:frame><draw:frame draw:style-name="gr27" draw:text-style-name="P45" svg:width="0.556cm" svg:height="0.571cm" svg:x="5.355cm" svg:y="6.031cm"><draw:text-box><text:p text:style-name="P40"><text:span text:style-name="T17">20</text:span></text:p></draw:text-box></draw:frame><draw:frame draw:style-name="gr28" draw:text-style-name="P45" svg:width="0.435cm" svg:height="0.571cm" svg:x="0.667cm" svg:y="5.957cm"><draw:text-box><text:p text:style-name="P40"><text:span text:style-name="T17">0</text:span></text:p></draw:text-box></draw:frame><draw:frame draw:style-name="gr29" draw:text-style-name="P47" svg:width="1.911cm" svg:height="0.507cm" svg:x="7.116cm" svg:y="5.726cm"><draw:text-box><text:p text:style-name="P40"><text:span text:style-name="T18">Temps (min)</text:span></text:p></draw:text-box></draw:frame><draw:frame draw:style-name="gr30" draw:text-style-name="P47" svg:width="1.936cm" svg:height="0.507cm" svg:x="0cm" svg:y="0.499cm"><draw:text-box><text:p text:style-name="P40"><text:span text:style-name="T18">Distance (m)</text:span></text:p></draw:text-box></draw:frame><draw:frame draw:style-name="gr31" draw:text-style-name="P48" svg:width="1.377cm" svg:height="0.832cm" svg:x="3.189cm" svg:y="0cm"><draw:text-box><text:p text:style-name="P40"><text:span text:style-name="T19">Ex 2</text:span></text:p></draw:text-box></draw:frame></draw:g></text:p>
      <text:p text:style-name="Standard"/>
      <text:p text:style-name="P15">Propriété :</text:p>
      <text:p text:style-name="tfCours">Lorsque les points représentant deux grandeurs sont alignés et que la droite formée passe par l'origine du repère, ces deux grandeurs sont proportionnelles.</text:p>
      <text:p text:style-name="Standard"/>
      <text:p text:style-name="P15">Propriété réciproque :</text:p>
      <text:p text:style-name="tfCours"><draw:frame text:anchor-type="paragraph" draw:z-index="14" draw:style-name="gr14" draw:text-style-name="P37" svg:width="12.138cm" svg:height="2.488cm" svg:x="6.862cm" svg:y="5.177cm"><draw:text-box><text:p><text:span text:style-name="T12">Faire les ex. ci-dessous à l'aide d'un graphique (et non avec des calculs !) :</text:span></text:p><text:p><text:span text:style-name="T12">p123: 6, 7</text:span></text:p></draw:text-box></draw:frame>Lorsque deux grandeurs sont proportionnelles, les points représentant ces deux grandeurs sont alignés et la droite formée passe par l'origine du repère.</text:p>
      <text:list xml:id="list173752935538608" text:continue-list="list267799823" text:style-name="tfNum_20_I_29_">
        <text:list-item>
          <text:p text:style-name="P32">Déterminer une « 4<text:span text:style-name="T6">ème</text:span> proportionnelle »</text:p>
        </text:list-item>
      </text:list>
      <text:list xml:id="list173753401304190" text:continue-list="list173752876537834" text:style-name="tfNum_20_1_29_">
        <text:list-item text:start-value="1">
          <text:p text:style-name="tfTitre_20_1_29_">En utilisant la proportionnalité des lignes</text:p>
        </text:list-item>
      </text:list>
      <text:p text:style-name="Standard"><text:span text:style-name="T1">Ex :</text:span> 12 m de tissus coûtent 4 €. Combien coûtent 30 m ?</text:p>
      <text:p text:style-name="Standard"/>
      <text:p text:style-name="Standard"><draw:rect text:anchor-type="paragraph" draw:z-index="12" draw:style-name="gr13" draw:text-style-name="P44" svg:width="1.11cm" svg:height="2.042cm" svg:x="11.867cm" svg:y="0.691cm"><text:p/></draw:rect>Appelons <text:span text:style-name="T3">x</text:span> le prix cherché en €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>Longueur de tissus (m)</text:p>
          </table:table-cell>
          <table:table-cell table:style-name="Tableau6.A1" office:value-type="string">
            <text:p text:style-name="P1"><text:span text:style-name="tfMasqué">12</text:span></text:p>
          </table:table-cell>
          <table:table-cell table:style-name="Tableau6.C1" office:value-type="string">
            <text:p text:style-name="P1"><draw:g text:anchor-type="paragraph" draw:z-index="9" draw:style-name="gr3"><draw:path draw:style-name="gr4" draw:text-style-name="P38" svg:width="0.493cm" svg:height="0.833cm" svg:x="2.094cm" svg:y="0.411cm" svg:viewBox="0 0 494 834" svg:d="M0 0c201 0 496 132 494 397s-239 437-494 437"><text:p/></draw:path><draw:frame draw:style-name="gr5" draw:text-style-name="P39" svg:width="1.26cm" svg:height="0.733cm" svg:x="2.77cm" svg:y="0.386cm"><draw:text-box><text:p><text:span text:style-name="T14">/ 3</text:span></text:p></draw:text-box></draw:frame></draw:g><text:span text:style-name="tfMasqué">30</text:span></text:p>
          </table:table-cell>
        </table:table-row>
        <table:table-row>
          <table:table-cell table:style-name="Tableau6.A2" office:value-type="string">
            <text:p text:style-name="Table_20_Contents">Prix (€)</text:p>
          </table:table-cell>
          <table:table-cell table:style-name="Tableau6.A2" office:value-type="string">
            <text:p text:style-name="P1"><text:span text:style-name="tfMasqué">4</text:span></text:p>
          </table:table-cell>
          <table:table-cell table:style-name="Tableau6.C2" office:value-type="string">
            <text:p text:style-name="P11"><text:span text:style-name="tfMasqué"><text:span text:style-name="T4">x</text:span></text:span></text:p>
          </table:table-cell>
        </table:table-row>
      </table:table>
      <text:p text:style-name="Standard"/>
      <text:p text:style-name="Standard"><text:span text:style-name="T3">x</text:span> = <text:span text:style-name="tfMasqué">30 / 3 = 10</text:span></text:p>
      <text:p text:style-name="Standard">30 m de tissus coûtent donc <text:span text:style-name="tfMasqué">10 €</text:span></text:p>
      <text:p text:style-name="Standard"/>
      <text:p text:style-name="Standard"/>
      <text:list xml:id="list173752831485541" text:continue-numbering="true" text:style-name="tfNum_20_1_29_">
        <text:list-item>
          <text:p text:style-name="tfTitre_20_1_29_">En utilisant la proportionnalité des colonnes</text:p>
        </text:list-item>
      </text:list>
      <text:p text:style-name="Standard"><text:span text:style-name="T1">Ex :</text:span> 11 kg de bananes coûtent 13 €. Combien coûtent 22 kg ?</text:p>
      <text:p text:style-name="Standard"/>
      <text:p text:style-name="Standard">Appelons <text:span text:style-name="T3">x</text:span> le prix cherché en €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Table_20_Contents">Masse de bananes (kg)</text:p>
          </table:table-cell>
          <table:table-cell table:style-name="Tableau7.A1" office:value-type="string">
            <text:p text:style-name="P1"><text:span text:style-name="tfMasqué">11</text:span></text:p>
          </table:table-cell>
          <table:table-cell table:style-name="Tableau7.C1" office:value-type="string">
            <text:p text:style-name="P1"><text:span text:style-name="tfMasqué">22</text:span></text:p>
          </table:table-cell>
        </table:table-row>
        <table:table-row>
          <table:table-cell table:style-name="Tableau7.A2" office:value-type="string">
            <text:p text:style-name="Table_20_Contents">Prix (€)</text:p>
          </table:table-cell>
          <table:table-cell table:style-name="Tableau7.A2" office:value-type="string">
            <text:p text:style-name="P1"><text:span text:style-name="tfMasqué">13</text:span></text:p>
          </table:table-cell>
          <table:table-cell table:style-name="Tableau7.C2" office:value-type="string">
            <text:p text:style-name="P11"><text:span text:style-name="tfMasqué"><text:span text:style-name="T4">x</text:span></text:span></text:p>
          </table:table-cell>
        </table:table-row>
      </table:table>
      <text:p text:style-name="Standard"><draw:g text:anchor-type="paragraph" draw:z-index="10" draw:style-name="gr3"><draw:path draw:style-name="gr11" draw:text-style-name="P38" svg:width="1.578cm" svg:height="0.507cm" svg:x="8.202cm" svg:y="0.152cm" svg:viewBox="0 0 1579 508" svg:d="M0 12c3 205 257 502 757 496s826-250 822-508"><text:p/></draw:path><draw:frame draw:style-name="gr12" draw:text-style-name="P39" svg:width="1.061cm" svg:height="0.863cm" svg:x="8.477cm" svg:y="0.66cm"><draw:text-box><text:p><text:span text:style-name="T14">× </text:span><text:span text:style-name="T16">2</text:span></text:p></draw:text-box></draw:frame></draw:g></text:p>
      <text:p text:style-name="Standard"><draw:rect text:anchor-type="paragraph" draw:z-index="13" draw:style-name="gr13" draw:text-style-name="P44" svg:width="2.4cm" svg:height="0.712cm" svg:x="7.893cm" svg:y="0.058cm"><text:p/></draw:rect></text:p>
      <text:p text:style-name="Standard"><text:span text:style-name="T3">x</text:span> = <text:span text:style-name="tfMasqué">13 × 2 = 26</text:span></text:p>
      <text:p text:style-name="Standard">22 kg de bananes coûtent donc <text:span text:style-name="tfMasqué">26 €</text:span></text:p>
      <text:p text:style-name="Standard"/>
      <text:p text:style-name="Standard"><draw:frame text:anchor-type="paragraph" draw:z-index="7" draw:style-name="gr7" draw:text-style-name="P37" svg:width="7.213cm" svg:height="4.384cm" svg:x="11.786cm" svg:y="2.515cm"><draw:text-box><text:p><text:span text:style-name="T11">Sans calculatrice :</text:span></text:p><text:p><text:span text:style-name="T12">p124: 15, 17</text:span></text:p><text:p><text:span text:style-name="T12">p125: 21, 22</text:span></text:p><text:p><text:span text:style-name="T12">p126: 29, 30</text:span></text:p><text:p><text:span text:style-name="T12">p127: 35</text:span></text:p><text:p><text:span text:style-name="T12">p131: 73, 74, 75, 78, 80</text:span></text:p></draw:text-box></draw:frame></text:p>
      <text:list xml:id="list173752470124019" text:continue-numbering="true" text:style-name="tfNum_20_1_29_">
        <text:list-item>
          <text:p text:style-name="P33">En additionnant deux colonnes</text:p>
        </text:list-item>
      </text:list>
      <text:p text:style-name="P17"><text:span text:style-name="T1">Ex :</text:span> D'après le tarif ci-dessous, combien une famille de 7 personnes doit-elle payer pour entrer dans le musée ?</text:p>
      <text:p text:style-name="P17"/>
      <text:p text:style-name="P9">Appelons <text:span text:style-name="T3">x</text:span> le prix cherché en €.</text:p>
      <table:table table:name="Tableau8" table:style-name="Tableau8">
        <table:table-column table:style-name="Tableau8.A"/>
        <table:table-column table:style-name="Tableau8.B" table:number-columns-repeated="3"/>
        <table:table-row>
          <table:table-cell table:style-name="Tableau8.A1" office:value-type="string">
            <text:p text:style-name="P6"><draw:g text:anchor-type="paragraph" draw:z-index="21" draw:style-name="gr3"><draw:path draw:style-name="gr32" draw:text-style-name="P38" svg:width="0.362cm" svg:height="1.105cm" draw:transform="rotate (1.5707963267949) translate (7.25118055555555cm 2.32651059182331cm)" svg:viewBox="0 0 363 1106" svg:d="M363 1106c0 0-363-263-363-517s32-232 43-262c12-30 296-339 320-327"><text:p/></draw:path><draw:path draw:style-name="gr33" draw:text-style-name="P38" svg:width="1.098cm" svg:height="2.507cm" draw:transform="rotate (1.5707963267949) translate (7.92691666666667cm 3.01848063618017cm)" svg:viewBox="0 0 1099 2508" svg:d="M1099 2508c-636-158-954-555-1073-1171-118-616 192-1337 364-1337"><text:p/></draw:path><draw:frame draw:style-name="gr34" draw:text-style-name="P49" svg:width="0.53cm" svg:height="0.733cm" draw:transform="rotate (-3.14159265358979) translate (8.080375cm 2.77283333333333cm)"><draw:text-box><text:p text:style-name="P38"><text:span text:style-name="T12">+</text:span></text:p></draw:text-box></draw:frame></draw:g>Nombre de personnes</text:p>
          </table:table-cell>
          <table:table-cell table:style-name="Tableau8.A1" office:value-type="string">
            <text:p text:style-name="P2">2</text:p>
          </table:table-cell>
          <table:table-cell table:style-name="Tableau8.A1" office:value-type="string">
            <text:p text:style-name="P2">5</text:p>
          </table:table-cell>
          <table:table-cell table:style-name="Tableau8.D1" office:value-type="string">
            <text:p text:style-name="P5">7</text:p>
          </table:table-cell>
        </table:table-row>
        <table:table-row>
          <table:table-cell table:style-name="Tableau8.A2" office:value-type="string">
            <text:p text:style-name="P6">Prix (€)</text:p>
          </table:table-cell>
          <table:table-cell table:style-name="Tableau8.A2" office:value-type="string">
            <text:p text:style-name="P2">4,6</text:p>
          </table:table-cell>
          <table:table-cell table:style-name="Tableau8.A2" office:value-type="string">
            <text:p text:style-name="P2">11,5</text:p>
          </table:table-cell>
          <table:table-cell table:style-name="Tableau8.D2" office:value-type="string">
            <text:p text:style-name="P12">x</text:p>
          </table:table-cell>
        </table:table-row>
      </table:table>
      <text:p text:style-name="P9"/>
      <text:p text:style-name="P17"><text:span text:style-name="T3">x</text:span> = <text:span text:style-name="tfMasqué">4,6 + 11,5 = 16,1</text:span></text:p>
      <text:p text:style-name="Standard">Une famille de 7 personnes doit donc payer <text:span text:style-name="tfMasqué">16,1 €</text:span></text:p>
      <text:p text:style-name="Standard"/>
      <text:list xml:id="list173752490304524" text:continue-numbering="true" text:style-name="tfNum_20_1_29_">
        <text:list-item>
          <text:p text:style-name="tfTitre_20_1_29_">Et quand aucune des méthodes précédentes ne donne des calculs simples...</text:p>
        </text:list-item>
      </text:list>
      <text:p text:style-name="Standard">On utilise quand même les méthodes 1 ou 2 !</text:p>
      <text:p text:style-name="Standard">La seule différence est que le coefficient multiplicateur va être une fraction et que les calculs seront donc plus compliqués...</text:p>
      <text:p text:style-name="Standard"/>
      <text:p text:style-name="Standard"><text:span text:style-name="T1">Ex :</text:span> Pour faire 250 g de confiture, il faut 130 g de fruits.</text:p>
      <text:p text:style-name="Standard">Combien faut-il de fruits pour faire 400 g de confiture ?</text:p>
      <text:p text:style-name="Standard"/>
      <text:p text:style-name="Standard">Appelons <text:span text:style-name="T3">x</text:span> la masse de fruits cherchée en g.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Table_20_Contents">Masse de fruits (g)</text:p>
          </table:table-cell>
          <table:table-cell table:style-name="Tableau10.B1" office:value-type="float" office:value="130">
            <text:p text:style-name="P3"><text:span text:style-name="tfMasqué">130</text:span></text:p>
          </table:table-cell>
          <table:table-cell table:style-name="Tableau10.C1" office:value-type="string">
            <text:p text:style-name="P4"><text:span text:style-name="tfMasqué"><text:span text:style-name="T4">x</text:span></text:span></text:p>
          </table:table-cell>
        </table:table-row>
        <table:table-row table:style-name="Tableau10.1">
          <table:table-cell table:style-name="Tableau10.A2" office:value-type="string">
            <text:p text:style-name="Table_20_Contents">Masse de confiture (g)</text:p>
          </table:table-cell>
          <table:table-cell table:style-name="Tableau10.B2" office:value-type="float" office:value="250">
            <text:p text:style-name="P3"><text:span text:style-name="tfMasqué">250</text:span></text:p>
          </table:table-cell>
          <table:table-cell table:style-name="Tableau10.C2" office:value-type="string">
            <text:p text:style-name="P4"><text:span text:style-name="tfMasqué">400</text:span></text:p>
          </table:table-cell>
        </table:table-row>
      </table:table>
      <text:p text:style-name="Standard"><draw:g text:anchor-type="paragraph" draw:z-index="22" draw:name="Forme1" draw:style-name="gr8"><draw:path draw:style-name="gr35" draw:text-style-name="P50" svg:width="1.578cm" svg:height="0.507cm" svg:x="8.168cm" svg:y="0.135cm" svg:viewBox="0 0 1579 508" svg:d="M0 12c3 205 257 502 757 496s826-250 822-508"><text:p/></draw:path><draw:frame draw:style-name="gr36" draw:text-style-name="P51" svg:width="1.865cm" svg:height="1.528cm" svg:x="8.003cm" svg:y="0.711cm"><draw:image xlink:href="Pictures/200000260000051D000003E63D9D46BD588B3268.svm" xlink:type="simple" xlink:show="embed" xlink:actuate="onLoad"><text:p/></draw:image></draw:frame></draw:g></text:p>
      <text:p text:style-name="Standard"><draw:rect text:anchor-type="paragraph" draw:z-index="23" draw:style-name="gr13" draw:text-style-name="P44" svg:width="2.396cm" svg:height="1.408cm" svg:x="7.888cm" svg:y="0.074cm"><text:p/></draw:rect></text:p>
      <text:p text:style-name="P18"/>
      <text:p text:style-name="P18"/>
      <text:p text:style-name="P23"><draw:frame draw:style-name="fr1" draw:name="Objet2" text:anchor-type="as-char" svg:y="-0.931cm" svg:width="16.637cm" svg:height="1.529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Standard">Pour faire 400 g de confiture, il faut donc <text:span text:style-name="tfMasqué">208</text:span> g de fruits.</text:p>
      <text:p text:style-name="Standard"><draw:frame text:anchor-type="paragraph" draw:z-index="24" draw:style-name="gr37" draw:text-style-name="P37" svg:width="7.213cm" svg:height="3.654cm" svg:x="11.786cm" svg:y="0.515cm"><draw:text-box><text:p><text:span text:style-name="T11">Sans calculatrice :</text:span></text:p><text:p><text:span text:style-name="T12">p125: 26</text:span></text:p><text:p><text:span text:style-name="T12">p126: 32</text:span></text:p><text:p><text:span text:style-name="T12">p133: 86</text:span></text:p><text:p><text:span text:style-name="T12">p135: 97</text:span></text:p></draw:text-box></draw:frame></text:p>
      <text:p text:style-name="Standard"/>
      <text:list xml:id="list173753540612845" text:continue-list="list173752935538608" text:style-name="tfNum_20_I_29_">
        <text:list-item>
          <text:p text:style-name="P31">Applications</text:p>
        </text:list-item>
      </text:list>
      <text:list xml:id="list173751679056077" text:continue-list="list173752490304524" text:style-name="tfNum_20_1_29_">
        <text:list-item text:start-value="1">
          <text:p text:style-name="tfTitre_20_1_29_">Pourcentages</text:p>
        </text:list-item>
      </text:list>
      <text:p text:style-name="Standard">Travailler avec des pourcentages revient à compléter des tableaux de proportionnalité.</text:p>
      <text:p text:style-name="Standard"/>
      <text:list xml:id="list2827954410" text:style-name="tfNum_20_a_29_">
        <text:list-item>
          <text:p text:style-name="tfTitre_20_a_29_">Calculer un pourcentage</text:p>
        </text:list-item>
      </text:list>
      <text:p text:style-name="Standard"><text:span text:style-name="T1">Ex :</text:span> Dans une classe de 25 élèves, 15 étudient l'anglais.</text:p>
      <text:p text:style-name="Standard">Quel est le pourcentage d'élèves étudiant l'anglais ?</text:p>
      <text:p text:style-name="Standard"/>
      <text:p text:style-name="Standard">Appelons <text:span text:style-name="T3">x</text:span> % ce pourcentag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Nombre d'élèves étudiant l'anglais</text:p>
          </table:table-cell>
          <table:table-cell table:style-name="Tableau1.A1" office:value-type="string">
            <text:p text:style-name="P1"><text:span text:style-name="tfMasqué">15</text:span></text:p>
          </table:table-cell>
          <table:table-cell table:style-name="Tableau1.C1" office:value-type="string">
            <text:p text:style-name="P11"><text:span text:style-name="tfMasqué"><text:span text:style-name="T4">x</text:span></text:span></text:p>
          </table:table-cell>
        </table:table-row>
        <table:table-row>
          <table:table-cell table:style-name="Tableau1.A2" office:value-type="string">
            <text:p text:style-name="Table_20_Contents">Nombre total d'élèves</text:p>
          </table:table-cell>
          <table:table-cell table:style-name="Tableau1.B2" office:value-type="float" office:value="25">
            <text:p text:style-name="P1"><text:span text:style-name="tfMasqué">25</text:span></text:p>
          </table:table-cell>
          <table:table-cell table:style-name="Tableau1.C2" office:value-type="string">
            <text:p text:style-name="P1"><text:span text:style-name="tfMasqué">100</text:span></text:p>
          </table:table-cell>
        </table:table-row>
      </table:table>
      <text:p text:style-name="Standard"><draw:g text:anchor-type="paragraph" draw:z-index="17" draw:style-name="gr3"><draw:path draw:style-name="gr11" draw:text-style-name="P38" svg:width="1.578cm" svg:height="0.507cm" svg:x="8.202cm" svg:y="0.152cm" svg:viewBox="0 0 1579 508" svg:d="M0 12c3 205 257 502 757 496s826-250 822-508"><text:p/></draw:path><draw:frame draw:style-name="gr12" draw:text-style-name="P39" svg:width="1.061cm" svg:height="0.863cm" svg:x="8.477cm" svg:y="0.66cm"><draw:text-box><text:p><text:span text:style-name="T14">× </text:span><text:span text:style-name="T16">4</text:span></text:p></draw:text-box></draw:frame></draw:g><draw:rect text:anchor-type="paragraph" draw:z-index="18" draw:style-name="gr13" draw:text-style-name="P44" svg:width="2.4cm" svg:height="0.84cm" svg:x="7.893cm" svg:y="0.739cm"><text:p/></draw:rect></text:p>
      <text:p text:style-name="Standard"/>
      <text:p text:style-name="Standard"><text:span text:style-name="T4">x</text:span> = <text:span text:style-name="tfMasqué">15 × 4 = 60</text:span></text:p>
      <text:p text:style-name="Standard">Il y a donc <text:span text:style-name="tfMasqué">60</text:span> % d'élèves faisant de l'anglais dans cette classe.</text:p>
      <text:p text:style-name="Standard"/>
      <text:p text:style-name="Standard"/>
      <text:list xml:id="list173753268084593" text:continue-numbering="true" text:style-name="tfNum_20_a_29_">
        <text:list-item>
          <text:p text:style-name="tfTitre_20_a_29_">Appliquer un pourcentage</text:p>
        </text:list-item>
      </text:list>
      <text:p text:style-name="Standard"><text:span text:style-name="T1">Ex :</text:span> Dans une classe de 30 élèves, 40 % sont des filles.</text:p>
      <text:p text:style-name="Standard">Combien y a-t-il de filles ?</text:p>
      <text:p text:style-name="Standard"/>
      <text:p text:style-name="Standard"><draw:rect text:anchor-type="paragraph" draw:z-index="26" draw:style-name="gr13" draw:text-style-name="P44" svg:width="1.906cm" svg:height="2.042cm" svg:x="11.894cm" svg:y="0.732cm"><text:p/></draw:rect><draw:g text:anchor-type="paragraph" draw:z-index="25" draw:name="Forme2" draw:style-name="gr8"><draw:path draw:style-name="gr35" draw:text-style-name="P50" svg:width="0.493cm" svg:height="1.089cm" draw:transform="rotate (-3.14159265358979) translate (11.7126490048736cm 2.28076388888889cm)" svg:viewBox="0 0 494 1090" svg:d="M494 0c-201 0-496 173-494 519s239 571 494 571"><text:p/></draw:path><draw:frame draw:style-name="gr36" draw:text-style-name="P51" svg:width="1.844cm" svg:height="1.528cm" svg:x="11.774cm" svg:y="1.018cm"><draw:image xlink:href="Pictures/2000002600000510000003E61AF27910425BBA49.svm" xlink:type="simple" xlink:show="embed" xlink:actuate="onLoad"><text:p/></draw:image></draw:frame></draw:g>Appelons <text:span text:style-name="T3">x</text:span> le nombre de fil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Nombre de filles</text:p>
          </table:table-cell>
          <table:table-cell table:style-name="Tableau2.A1" office:value-type="string">
            <text:p text:style-name="P11"><text:span text:style-name="tfMasqué"><text:span text:style-name="T4">x</text:span></text:span></text:p>
          </table:table-cell>
          <table:table-cell table:style-name="Tableau2.C1" office:value-type="float" office:value="40">
            <text:p text:style-name="P8"><text:span text:style-name="tfMasqué">40</text:span></text:p>
          </table:table-cell>
        </table:table-row>
        <table:table-row>
          <table:table-cell table:style-name="Tableau2.A2" office:value-type="string">
            <text:p text:style-name="Table_20_Contents">Nombre total d'élèves</text:p>
          </table:table-cell>
          <table:table-cell table:style-name="Tableau2.B2" office:value-type="string">
            <text:p text:style-name="P1"><text:span text:style-name="tfMasqué">30</text:span></text:p>
          </table:table-cell>
          <table:table-cell table:style-name="Tableau2.C2" office:value-type="string">
            <text:p text:style-name="P1"><text:span text:style-name="tfMasqué">100</text:span></text:p>
          </table:table-cell>
        </table:table-row>
      </table:table>
      <text:p text:style-name="Standard"/>
      <text:p text:style-name="Standard"><draw:frame draw:style-name="fr1" draw:name="Objet8" text:anchor-type="as-char" svg:y="-0.931cm" svg:width="11.238cm" svg:height="1.529cm" draw:z-index="1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Standard"><draw:frame text:anchor-type="paragraph" draw:z-index="2" draw:style-name="gr1" draw:text-style-name="P37" svg:width="7.383cm" svg:height="4.631cm" svg:x="11.617cm" svg:y="0.191cm"><draw:text-box><text:p><text:span text:style-name="T11">Sans calculatrice :</text:span></text:p><text:p><text:span text:style-name="T12">p128: 44, 45, 46, 47, 48, 49</text:span></text:p><text:p><text:span text:style-name="T12">p129: 55</text:span></text:p><text:p><text:span text:style-name="T12"/></text:p><text:p><text:span text:style-name="T11">Avec calculatrice :</text:span></text:p><text:p><text:span text:style-name="T12">p129: 58, 59</text:span></text:p></draw:text-box></draw:frame>Il y a donc <text:span text:style-name="tfMasqué">12</text:span> filles dans cette classe.</text:p>
      <text:p text:style-name="Standard"/>
      <text:p text:style-name="Standard"/>
      <text:list xml:id="list173752821358245" text:continue-list="list173751679056077" text:style-name="tfNum_20_1_29_">
        <text:list-item>
          <text:p text:style-name="P33">Échelle d'un plan</text:p>
        </text:list-item>
      </text:list>
      <text:p text:style-name="Standard">Sur un plan à l'échelle, les distances sur le plan sont proportionnelles aux distances réelles.</text:p>
      <text:p text:style-name="Standard"/>
      <text:p text:style-name="P14">Définition :</text:p>
      <text:p text:style-name="tfCours">L'échelle d'un plan est le coefficient de proportionnalité :</text:p>
      <text:p text:style-name="P29"><draw:g text:anchor-type="paragraph" draw:z-index="8" draw:style-name="gr8"><draw:frame draw:style-name="gr9" draw:text-style-name="P41" svg:width="2.193cm" svg:height="1.227cm" svg:x="13.218cm" svg:y="0.171cm"><draw:text-box><text:p text:style-name="P40"><text:span text:style-name="T15">même unité !</text:span></text:p></draw:text-box></draw:frame><draw:line draw:style-name="gr10" draw:text-style-name="P42" svg:x1="13.32cm" svg:y1="0.641cm" svg:x2="12.428cm" svg:y2="0.498cm"><text:p/></draw:line><draw:line draw:style-name="gr10" draw:text-style-name="P42" svg:x1="13.32cm" svg:y1="0.908cm" svg:x2="12.428cm" svg:y2="1.051cm"><text:p/></draw:line></draw:g><draw:frame draw:style-name="fr2" draw:name="Objet17" text:anchor-type="as-char" svg:y="-0.915cm" svg:width="5.233cm" svg:height="1.501cm" draw:z-index="35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14">Ex :</text:p>
      <text:p text:style-name="Standard">Un microbe est représenté sur un livre par un cercle de diamètre 10 mm. Le schéma est à l'échelle <draw:frame draw:style-name="fr1" draw:name="Objet20" text:anchor-type="as-char" svg:y="-0.931cm" svg:width="1.923cm" svg:height="1.505cm" draw:z-index="4"><draw:object xlink:href="./Object 12" xlink:type="simple" xlink:show="embed" xlink:actuate="onLoad"/><draw:image xlink:href="./ObjectReplacements/Object 12" xlink:type="simple" xlink:show="embed" xlink:actuate="onLoad"/><svg:desc>formule</svg:desc></draw:frame>. Quel est le diamètre réel du microbe ?</text:p>
      <text:p text:style-name="Standard"/>
      <text:p text:style-name="Standard">Appelons <text:span text:style-name="T3">x</text:span> le diamètre réel du microbe en mm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Diamètre sur le livre (mm)</text:p>
          </table:table-cell>
          <table:table-cell table:style-name="Tableau5.A1" office:value-type="string">
            <text:p text:style-name="P8"><text:span text:style-name="tfMasqué">10000</text:span></text:p>
          </table:table-cell>
          <table:table-cell table:style-name="Tableau5.C1" office:value-type="string">
            <text:p text:style-name="P8"><text:span text:style-name="tfMasqué">10</text:span></text:p>
          </table:table-cell>
        </table:table-row>
        <table:table-row>
          <table:table-cell table:style-name="Tableau5.A2" office:value-type="string">
            <text:p text:style-name="Table_20_Contents">Diamètre réel (mm)</text:p>
          </table:table-cell>
          <table:table-cell table:style-name="Tableau5.A2" office:value-type="string">
            <text:p text:style-name="P1"><text:span text:style-name="tfMasqué">1</text:span></text:p>
          </table:table-cell>
          <table:table-cell table:style-name="Tableau5.C2" office:value-type="string">
            <text:p text:style-name="P4"><text:span text:style-name="tfMasqué"><text:span text:style-name="T4">x</text:span></text:span></text:p>
          </table:table-cell>
        </table:table-row>
      </table:table>
      <text:p text:style-name="Standard"><draw:g text:anchor-type="paragraph" draw:z-index="19" draw:style-name="gr3"><draw:path draw:style-name="gr11" draw:text-style-name="P38" svg:width="1.578cm" svg:height="0.507cm" svg:x="8.202cm" svg:y="0.152cm" svg:viewBox="0 0 1579 508" svg:d="M0 12c3 205 257 502 757 496s826-250 822-508"><text:p/></draw:path><draw:frame draw:style-name="gr12" draw:text-style-name="P39" svg:width="1.733cm" svg:height="0.863cm" svg:x="8.202cm" svg:y="0.66cm"><draw:text-box><text:p><text:span text:style-name="T14">/ 1000</text:span></text:p></draw:text-box></draw:frame></draw:g><draw:rect text:anchor-type="paragraph" draw:z-index="20" draw:style-name="gr13" draw:text-style-name="P44" svg:width="2.4cm" svg:height="0.84cm" svg:x="7.893cm" svg:y="0.713cm"><text:p/></draw:rect></text:p>
      <text:p text:style-name="Standard"/>
      <text:p text:style-name="Standard"><text:span text:style-name="T3">x</text:span> = <text:span text:style-name="tfMasqué">1 / 1000 = 0,001</text:span></text:p>
      <text:p text:style-name="Standard">Le microbe mesure donc <text:span text:style-name="tfMasqué">0,001</text:span> mm de diamètre.</text:p>
      <text:p text:style-name="Standard"/>
      <text:p text:style-name="Standard"/>
      <text:p text:style-name="Standard"><draw:frame text:anchor-type="paragraph" draw:z-index="3" draw:style-name="gr2" draw:text-style-name="P37" svg:width="5.474cm" svg:height="4.599cm" svg:x="13.526cm" svg:y="0.843cm"><draw:text-box><text:p><text:span text:style-name="T13">Par oral :</text:span></text:p><text:p><text:span text:style-name="T13">p126: 28</text:span></text:p><text:p><text:span text:style-name="T13"/></text:p><text:p><text:span text:style-name="T11">Sans calculatrice :</text:span></text:p><text:p><text:span text:style-name="T12">p126: 34</text:span></text:p><text:p><text:span text:style-name="T12">p127: 38</text:span></text:p></draw:text-box></draw:frame></text:p>
      <text:list xml:id="list173752342342722" text:continue-numbering="true" text:style-name="tfNum_20_1_29_">
        <text:list-item>
          <text:p text:style-name="P34">Conversions de durées</text:p>
        </text:list-item>
      </text:list>
      <text:p text:style-name="P19"/>
      <text:p text:style-name="P19"><text:span text:style-name="T1">Ex :</text:span><text:span text:style-name="T8"> </text:span><text:span text:style-name="T7">Une séance de cinéma commence à 17h30 et se termine à 20h12.</text:span></text:p>
      <text:p text:style-name="P20">1) Déterminer la durée du film en heures minutes.</text:p>
      <text:p text:style-name="P20">2) Convertissez cette durée en heures décimales, puis en minutes.</text:p>
      <text:p text:style-name="P20"/>
      <text:p text:style-name="P21"><text:span text:style-name="T7">1) Appelons </text:span><text:span text:style-name="T5">d</text:span><text:span text:style-name="T7"> la durée du film :</text:span></text:p>
      <text:p text:style-name="P21"><draw:frame draw:style-name="fr3" draw:name="Objet5" text:anchor-type="as-char" svg:width="11.846cm" svg:height="0.702cm" draw:z-index="28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0">2) Conversion en heures décimales :</text:p>
      <text:p text:style-name="P21"><draw:frame draw:style-name="fr4" draw:name="Objet1" text:anchor-type="as-char" svg:y="0cm" svg:width="15.572cm" svg:height="1.496cm" draw:z-index="29"><draw:object xlink:href="./Object 2" xlink:type="simple" xlink:show="embed" xlink:actuate="onLoad"/><draw:image xlink:href="./ObjectReplacements/Object 2" xlink:type="simple" xlink:show="embed" xlink:actuate="onLoad"/></draw:frame></text:p>
      <text:p text:style-name="P22">Conversion en minutes :</text:p>
      <text:p text:style-name="P22"><draw:frame draw:style-name="fr3" draw:name="Objet6" text:anchor-type="as-char" svg:width="12.026cm" svg:height="0.702cm" draw:z-index="30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9"/>
      <text:p text:style-name="P19"/>
      <text:p text:style-name="P24"><text:span text:style-name="T1">Ex :</text:span> Pierre a fait un marathon en 4,<text:span text:style-name="T10">1</text:span>7h. Le départ était à 13h<text:span text:style-name="T10">5</text:span>2. A quelle heure est-il arrivé ? (On exprimera le résultat en heur<text:span text:style-name="T9">e</text:span>s, minutes <text:span text:style-name="T9">et</text:span> secondes)</text:p>
      <text:p text:style-name="P24"/>
      <text:p text:style-name="P26">Appelons <text:span text:style-name="T4">d</text:span> la durée de sa course :</text:p>
      <text:p text:style-name="P26"><draw:frame draw:style-name="fr3" draw:name="Objet7" text:anchor-type="as-char" svg:width="11.795cm" svg:height="0.702cm" draw:z-index="31"><draw:object xlink:href="./Object 6" xlink:type="simple" xlink:show="embed" xlink:actuate="onLoad"/><draw:image xlink:href="./ObjectReplacements/Object 6" xlink:type="simple" xlink:show="embed" xlink:actuate="onLoad"/></draw:frame></text:p>
      <text:p text:style-name="P24"><draw:frame draw:style-name="fr3" draw:name="Objet9" text:anchor-type="as-char" svg:width="12.086cm" svg:height="0.702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24"/>
      <text:p text:style-name="P25">Appelons <text:span text:style-name="T4">h</text:span> <text:span text:style-name="T10">son</text:span> heure d'arrivée :</text:p>
      <text:p text:style-name="P25"><draw:frame draw:style-name="fr3" draw:name="Objet10" text:anchor-type="as-char" svg:width="18.54cm" svg:height="0.702cm" draw:z-index="33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8T23:40:47.02</meta:creation-date>
    <meta:editing-duration>PT6H11M47S</meta:editing-duration>
    <meta:editing-cycles>50</meta:editing-cycles>
    <meta:generator>LibreOffice/5.3.6.1$Windows_x86 LibreOffice_project/686f202eff87ef707079aeb7f485847613344eb7</meta:generator>
    <dc:date>2018-04-16T17:37:50.563000000</dc:date>
    <meta:document-statistic meta:table-count="9" meta:image-count="0" meta:object-count="12" meta:page-count="9" meta:paragraph-count="153" meta:word-count="842" meta:character-count="4431" meta:non-whitespace-character-count="3739"/>
  </office:meta>
</office:document-meta>
</file>

<file path=Object 1/content.xml><?xml version="1.0" encoding="utf-8"?>
<math xmlns="http://www.w3.org/1998/Math/MathML">
  <semantics>
    <mrow>
      <mstyle color="black">
        <mrow>
          <mrow>
            <mrow>
              <mfrac>
                <mrow>
                  <mn>100</mn>
                </mrow>
                <mrow>
                  <mn>3</mn>
                </mrow>
              </mfrac>
              <mo stretchy="false">≠</mo>
              <mfrac>
                <mrow>
                  <mn>150</mn>
                </mrow>
                <mrow>
                  <mn>5</mn>
                </mrow>
              </mfrac>
            </mrow>
          </mrow>
        </mrow>
      </mstyle>
    </mrow>
    <annotation encoding="StarMath 5.0">color black {{100} over {3} &lt;&gt; {150} over {5}}</annotation>
  </semantics>
</math>
</file>

<file path=Object 11/content.xml><?xml version="1.0" encoding="utf-8"?>
<math xmlns="http://www.w3.org/1998/Math/MathML" display="block">
  <semantics>
    <mfrac>
      <mtext>distance sur le plan</mtext>
      <mtext>distance réelle</mtext>
    </mfrac>
    <annotation encoding="StarMath 5.0">{"distance sur le plan"} over {alignc "distance réelle"}</annotation>
  </semantics>
</math>
</file>

<file path=Object 12/content.xml><?xml version="1.0" encoding="utf-8"?>
<math xmlns="http://www.w3.org/1998/Math/MathML" display="block">
  <semantics>
    <mfrac>
      <mn>10000</mn>
      <mn>1</mn>
    </mfrac>
    <annotation encoding="StarMath 5.0">{10000} over {1}</annotation>
  </semantics>
</math>
</file>

<file path=Object 15/content.xml><?xml version="1.0" encoding="utf-8"?>
<math xmlns="http://www.w3.org/1998/Math/MathML">
  <semantics>
    <mrow>
      <mrow>
        <mfrac>
          <mrow>
            <mn>6,5</mn>
          </mrow>
          <mrow>
            <mn>5</mn>
          </mrow>
        </mfrac>
        <mo stretchy="false">=</mo>
        <mstyle color="black">
          <mrow>
            <mrow>
              <mrow>
                <mrow>
                  <mrow>
                    <mfrac>
                      <mrow>
                        <mn>26</mn>
                      </mrow>
                      <mrow>
                        <mn>20</mn>
                      </mrow>
                    </mfrac>
                    <mo stretchy="false">=</mo>
                    <mfrac>
                      <mrow>
                        <mn>39</mn>
                      </mrow>
                      <mrow>
                        <mn>30</mn>
                      </mrow>
                    </mfrac>
                  </mrow>
                  <mo stretchy="false">=</mo>
                  <mfrac>
                    <mrow>
                      <mn>65</mn>
                    </mrow>
                    <mrow>
                      <mn>50</mn>
                    </mrow>
                  </mfrac>
                </mrow>
                <mo stretchy="false">=</mo>
                <mn>1,3</mn>
              </mrow>
            </mrow>
          </mrow>
        </mstyle>
      </mrow>
    </mrow>
    <annotation encoding="StarMath 5.0">{6,5} over {5}=color black {{26} over {20}={39} over {30}={65} over {50} = 1,3}</annotation>
  </semantics>
</math>
</file>

<file path=Object 2/content.xml><?xml version="1.0" encoding="utf-8"?>
<math xmlns="http://www.w3.org/1998/Math/MathML" display="block">
  <semantics>
    <mrow>
      <mi>d</mi>
      <mo stretchy="false">=</mo>
      <mstyle color="black">
        <mrow>
          <mn>2</mn>
          <mrow>
            <mtext>h</mtext>
            <mo stretchy="false">+</mo>
            <mn>42</mn>
          </mrow>
          <mrow>
            <mtext>min</mtext>
            <mo stretchy="false">=</mo>
            <mn>2</mn>
          </mrow>
          <mrow>
            <mrow>
              <mtext>h</mtext>
              <mo stretchy="false">+</mo>
              <mrow>
                <mn>42</mn>
                <mo stretchy="false">×</mo>
                <mfrac>
                  <mrow>
                    <mn>1</mn>
                    <mtext>h</mtext>
                  </mrow>
                  <mn>60</mn>
                </mfrac>
              </mrow>
            </mrow>
            <mo stretchy="false">=</mo>
            <mn>2</mn>
          </mrow>
          <mrow>
            <mtext>h</mtext>
            <mo stretchy="false">+</mo>
            <mfrac>
              <mn>42</mn>
              <mn>60</mn>
            </mfrac>
          </mrow>
          <mrow>
            <mtext>h</mtext>
            <mo stretchy="false">=</mo>
            <mn>2</mn>
          </mrow>
          <mrow>
            <mtext>h</mtext>
            <mo stretchy="false">+</mo>
            <mfrac>
              <mn>7</mn>
              <mn>10</mn>
            </mfrac>
          </mrow>
          <mrow>
            <mtext>h</mtext>
            <mo stretchy="false">=</mo>
            <mn>2,7</mn>
          </mrow>
          <mtext>h</mtext>
        </mrow>
      </mstyle>
    </mrow>
    <annotation encoding="StarMath 5.0">d = color black {{2}"h" + {42}"min" = {2}"h" + {42} times {{1"h"} over 60}={2}"h" + {42 over 60}"h"=2"h"+{7 over 10}"h"=2,7"h"}</annotation>
  </semantics>
</math>
</file>

<file path=Object 3/content.xml><?xml version="1.0" encoding="utf-8"?>
<math xmlns="http://www.w3.org/1998/Math/MathML" display="block">
  <semantics>
    <mrow>
      <mi>x</mi>
      <mo stretchy="false">=</mo>
      <mstyle color="black">
        <mrow>
          <mrow>
            <mn>130</mn>
            <mo stretchy="false">×</mo>
            <mfrac>
              <mn>400</mn>
              <mn>250</mn>
            </mfrac>
          </mrow>
          <mo stretchy="false">=</mo>
          <mfrac>
            <mrow>
              <mn>130</mn>
              <mo stretchy="false">×</mo>
              <mn>450</mn>
            </mrow>
            <mn>250</mn>
          </mfrac>
          <mo stretchy="false">=</mo>
          <mfrac>
            <mrow>
              <mn>13</mn>
              <mo stretchy="false">×</mo>
              <mn>10</mn>
              <mo stretchy="false">×</mo>
              <mn>4</mn>
              <mo stretchy="false">×</mo>
              <mn>4</mn>
              <mo stretchy="false">×</mo>
              <mn>25</mn>
            </mrow>
            <mrow>
              <mn>25</mn>
              <mo stretchy="false">×</mo>
              <mn>10</mn>
            </mrow>
          </mfrac>
          <mo stretchy="false">=</mo>
          <mrow>
            <mn>13</mn>
            <mo stretchy="false">×</mo>
            <mn>4</mn>
            <mo stretchy="false">×</mo>
            <mn>4</mn>
          </mrow>
          <mo stretchy="false">=</mo>
          <mn>208</mn>
        </mrow>
      </mstyle>
    </mrow>
    <annotation encoding="StarMath 5.0">x=color black {{130} times {{400} over {250}}={{130} times {450}} over {250}={{13} times {10} times {4} times {4} times {25}} over {{25} times {10}}={13} times {4} times {4}=208}</annotation>
  </semantics>
</math>
</file>

<file path=Object 4/content.xml><?xml version="1.0" encoding="utf-8"?>
<math xmlns="http://www.w3.org/1998/Math/MathML" display="block">
  <semantics>
    <mrow>
      <mi>d</mi>
      <mo stretchy="false">=</mo>
      <mstyle color="black">
        <mrow>
          <mn>20</mn>
          <mtext>h</mtext>
          <mn>12</mn>
          <mi>–</mi>
          <mn>17</mn>
          <mtext>h</mtext>
          <mrow>
            <mn>30</mn>
            <mo stretchy="false">=</mo>
            <mn>19</mn>
          </mrow>
          <mtext>h</mtext>
          <mn>72</mn>
          <mi>–</mi>
          <mn>17</mn>
          <mtext>h</mtext>
          <mrow>
            <mn>30</mn>
            <mo stretchy="false">=</mo>
            <mn>2</mn>
          </mrow>
          <mtext>h</mtext>
          <mn>42</mn>
        </mrow>
      </mstyle>
    </mrow>
    <annotation encoding="StarMath 5.0">d = color black {{20}"h"{12} – {17}"h"{30} =  {19}"h"{72} – {17}"h"{30} = {2}"h"{42}}</annotation>
  </semantics>
</math>
</file>

<file path=Object 5/content.xml><?xml version="1.0" encoding="utf-8"?>
<math xmlns="http://www.w3.org/1998/Math/MathML" display="block">
  <semantics>
    <mrow>
      <mi>d</mi>
      <mo stretchy="false">=</mo>
      <mstyle color="black">
        <mrow>
          <mn>2</mn>
          <mrow>
            <mtext>h</mtext>
            <mo stretchy="false">+</mo>
            <mn>42</mn>
          </mrow>
          <mrow>
            <mtext>min</mtext>
            <mo stretchy="false">=</mo>
            <mrow>
              <mn>2</mn>
              <mo stretchy="false">×</mo>
              <mn>60</mn>
            </mrow>
          </mrow>
          <mrow>
            <mtext>min</mtext>
            <mo stretchy="false">+</mo>
            <mn>42</mn>
          </mrow>
          <mrow>
            <mtext>min</mtext>
            <mo stretchy="false">=</mo>
            <mn>162</mn>
          </mrow>
          <mtext>min</mtext>
        </mrow>
      </mstyle>
    </mrow>
    <annotation encoding="StarMath 5.0">d = color black {{2}"h" + {42}"min" = {2 times 60}"min" + 42"min"=162"min"}</annotation>
  </semantics>
</math>
</file>

<file path=Object 6/content.xml><?xml version="1.0" encoding="utf-8"?>
<math xmlns="http://www.w3.org/1998/Math/MathML" display="block">
  <semantics>
    <mrow>
      <mi>d</mi>
      <mo stretchy="false">=</mo>
      <mstyle color="black">
        <mrow>
          <mn>4,17</mn>
          <mrow>
            <mtext>h</mtext>
            <mo stretchy="false">=</mo>
            <mn>4</mn>
          </mrow>
          <mrow>
            <mtext>h</mtext>
            <mo stretchy="false">+</mo>
            <mrow>
              <mn>0,17</mn>
              <mo stretchy="false">×</mo>
              <mn>60</mn>
            </mrow>
          </mrow>
          <mrow>
            <mtext>min</mtext>
            <mo stretchy="false">=</mo>
            <mn>4</mn>
          </mrow>
          <mrow>
            <mtext>h</mtext>
            <mo stretchy="false">+</mo>
            <mn>10,2</mn>
          </mrow>
          <mtext>min</mtext>
        </mrow>
      </mstyle>
    </mrow>
    <annotation encoding="StarMath 5.0">d=color black {{4,17}"h"={4}"h"+{0,17 times 60}"min"={4}"h"+{10,2}"min"}</annotation>
  </semantics>
</math>
</file>

<file path=Object 7/content.xml><?xml version="1.0" encoding="utf-8"?>
<math xmlns="http://www.w3.org/1998/Math/MathML" display="block">
  <semantics>
    <mstyle color="black">
      <mrow>
        <mrow>
          <mi>d</mi>
          <mo stretchy="false">=</mo>
          <mn>4</mn>
        </mrow>
        <mrow>
          <mtext>h</mtext>
          <mo stretchy="false">+</mo>
          <mn>10</mn>
        </mrow>
        <mrow>
          <mtext>min</mtext>
          <mo stretchy="false">+</mo>
          <mrow>
            <mn>0,2</mn>
            <mo stretchy="false">×</mo>
            <mn>60</mn>
          </mrow>
        </mrow>
        <mrow>
          <mtext>sec</mtext>
          <mo stretchy="false">=</mo>
          <mn>4</mn>
        </mrow>
        <mtext>h</mtext>
        <mn>10</mn>
        <mtext>min</mtext>
        <mn>12</mn>
        <mtext>sec</mtext>
      </mrow>
    </mstyle>
    <annotation encoding="StarMath 5.0">color black {d={4}"h"+{10}"min"+{0,2 times 60}"sec"={4}"h"{10}"min"{12}"sec"}</annotation>
  </semantics>
</math>
</file>

<file path=Object 8/content.xml><?xml version="1.0" encoding="utf-8"?>
<math xmlns="http://www.w3.org/1998/Math/MathML" display="block">
  <semantics>
    <mrow>
      <mi>x</mi>
      <mo stretchy="false">=</mo>
      <mstyle color="black">
        <mrow>
          <mrow>
            <mn>30</mn>
            <mo stretchy="false">×</mo>
            <mfrac>
              <mn>40</mn>
              <mn>100</mn>
            </mfrac>
          </mrow>
          <mo stretchy="false">=</mo>
          <mfrac>
            <mrow>
              <mn>30</mn>
              <mo stretchy="false">×</mo>
              <mn>40</mn>
            </mrow>
            <mn>100</mn>
          </mfrac>
          <mo stretchy="false">=</mo>
          <mfrac>
            <mrow>
              <mn>3</mn>
              <mo stretchy="false">×</mo>
              <mn>10</mn>
              <mo stretchy="false">×</mo>
              <mn>4</mn>
              <mo stretchy="false">×</mo>
              <mn>10</mn>
            </mrow>
            <mrow>
              <mn>10</mn>
              <mo stretchy="false">×</mo>
              <mn>10</mn>
            </mrow>
          </mfrac>
          <mo stretchy="false">=</mo>
          <mn>12</mn>
        </mrow>
      </mstyle>
    </mrow>
    <annotation encoding="StarMath 5.0">x=color black {30 times {40 over 100}={30 times 40} over {100}={{3} times {10} times {4} times {10}} over {{10} times {10}}=12}</annotation>
  </semantics>
</math>
</file>

<file path=Object 9/content.xml><?xml version="1.0" encoding="utf-8"?>
<math xmlns="http://www.w3.org/1998/Math/MathML" display="block">
  <semantics>
    <mrow>
      <mi>h</mi>
      <mo stretchy="false">=</mo>
      <mstyle color="black">
        <mrow>
          <mn>13</mn>
          <mtext>h</mtext>
          <mn>52</mn>
          <mrow>
            <mtext>min</mtext>
            <mo stretchy="false">+</mo>
            <mn>4</mn>
          </mrow>
          <mtext>h</mtext>
          <mn>10</mn>
          <mtext>min</mtext>
          <mn>12</mn>
          <mrow>
            <mtext>sec</mtext>
            <mo stretchy="false">=</mo>
            <mn>17</mn>
          </mrow>
          <mtext>h</mtext>
          <mn>62</mn>
          <mtext>min</mtext>
          <mn>12</mn>
          <mrow>
            <mtext>sec</mtext>
            <mo stretchy="false">=</mo>
            <mn>18</mn>
          </mrow>
          <mtext>h</mtext>
          <mn>02</mn>
          <mtext>min</mtext>
          <mn>12</mn>
          <mtext>sec</mtext>
        </mrow>
      </mstyle>
    </mrow>
    <annotation encoding="StarMath 5.0">h=color black {{13}"h"{52}"min"+{4}"h"{10}"min"{12}"sec"={17}"h"{62}"min"{12}"sec"={18}"h"{02}"min"{12}"sec"}</annotation>
  </semantics>
</math>
</file>